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5.2cm"/>
    </style:style>
    <style:style style:name="Table1.B" style:family="table-column">
      <style:table-column-properties style:column-width="6.1cm"/>
    </style:style>
    <style:style style:name="Table1.C" style:family="table-column">
      <style:table-column-properties style:column-width="1.801cm"/>
    </style:style>
    <style:style style:name="Table1.D" style:family="table-column">
      <style:table-column-properties style:column-width="2cm"/>
    </style:style>
    <style:style style:name="Table1.E" style:family="table-column">
      <style:table-column-properties style:column-width="1.998cm"/>
    </style:style>
    <style:style style:name="Table1.F" style:family="table-column">
      <style:table-column-properties style:column-width="1.901cm"/>
    </style:style>
    <style:style style:name="Table1.A1" style:family="table-cell">
      <style:table-cell-properties fo:padding="0.097cm" fo:border="none"/>
    </style:style>
    <style:style style:name="Table1.E4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b1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340a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b1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Arial" fo:font-size="6.5pt" officeooo:paragraph-rsid="002b16f9" style:font-size-asian="6.5pt" style:font-size-complex="6.5pt"/>
    </style:style>
    <style:style style:name="P6" style:family="paragraph" style:parent-style-name="Standard">
      <style:paragraph-properties fo:text-align="end" style:justify-single-word="false"/>
      <style:text-properties style:use-window-font-color="true" loext:opacity="0%" style:font-name="AppleSystemUIFont" fo:font-size="13pt" officeooo:paragraph-rsid="002b16f9" style:font-size-asian="13pt" style:font-size-complex="6.5pt"/>
    </style:style>
    <style:style style:name="P7" style:family="paragraph" style:parent-style-name="Standard">
      <style:text-properties officeooo:paragraph-rsid="002b16f9"/>
    </style:style>
    <style:style style:name="P8" style:family="paragraph" style:parent-style-name="Standard">
      <style:paragraph-properties fo:text-align="center" style:justify-single-word="false"/>
      <style:text-properties officeooo:paragraph-rsid="000d745e"/>
    </style:style>
    <style:style style:name="P9" style:family="paragraph" style:parent-style-name="Standard">
      <style:paragraph-properties fo:text-align="center" style:justify-single-word="false"/>
      <style:text-properties officeooo:paragraph-rsid="002b16f9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2b16f9" style:font-size-asian="6.5pt" style:font-size-complex="6.5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2b16f9" style:font-size-asian="6.5pt" style:font-size-complex="6.5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6.5pt" officeooo:rsid="001e1d39" officeooo:paragraph-rsid="002b16f9" style:font-size-asian="6.5pt" style:font-size-complex="6.5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.5pt" officeooo:paragraph-rsid="002b16f9" style:font-size-asian="6.5pt" style:font-size-complex="6.5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.5pt" officeooo:rsid="00340aac" officeooo:paragraph-rsid="00340aac" style:font-size-asian="6.5pt" style:font-size-complex="6.5pt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style:use-window-font-color="true" loext:opacity="0%" style:font-name="Arial" officeooo:rsid="001dc486"/>
    </style:style>
    <style:style style:name="T6" style:family="text">
      <style:text-properties officeooo:rsid="000d0d8b"/>
    </style:style>
    <style:style style:name="T7" style:family="text">
      <style:text-properties officeooo:rsid="000d2792"/>
    </style:style>
    <style:style style:name="T8" style:family="text">
      <style:text-properties officeooo:rsid="00238d92"/>
    </style:style>
    <style:style style:name="T9" style:family="text">
      <style:text-properties officeooo:rsid="002d4416"/>
    </style:style>
    <style:style style:name="T10" style:family="text">
      <style:text-properties officeooo:rsid="002eb329"/>
    </style:style>
    <style:style style:name="T11" style:family="text">
      <style:text-properties officeooo:rsid="002ffa12"/>
    </style:style>
    <style:style style:name="T12" style:family="text">
      <style:text-properties officeooo:rsid="00340553"/>
    </style:style>
    <style:style style:name="T13" style:family="text">
      <style:text-properties officeooo:rsid="00377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span text:style-name="T4">Reporte </text:span><text:span text:style-name="T5">General de Ingresos y Egresos</text:span></text:p>
      <text:p text:style-name="P8" loext:marker-style-name="T3"/>
      <text:p text:style-name="P9" loext:marker-style-name="T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14">Actividad Ingreso</text:p>
          </table:table-cell>
          <table:table-cell table:style-name="Table1.A1" office:value-type="string">
            <text:p text:style-name="P14">Actividad Egreso</text:p>
          </table:table-cell>
          <table:table-cell table:style-name="Table1.A1" office:value-type="string">
            <text:p text:style-name="P10">Fecha</text:p>
          </table:table-cell>
          <table:table-cell table:style-name="Table1.A1" office:value-type="string">
            <text:p text:style-name="P12">Monto Anterior</text:p>
          </table:table-cell>
          <table:table-cell table:style-name="Table1.A1" office:value-type="string">
            <text:p text:style-name="P12">Monto Nuevo</text:p>
          </table:table-cell>
          <table:table-cell table:style-name="Table1.A1" office:value-type="string">
            <text:p text:style-name="P12">Monto Ingreso</text:p>
          </table:table-cell>
          <table:table-cell table:style-name="Table1.A1" office:value-type="string">
            <text:p text:style-name="P10">Tipo Ingreso</text:p>
          </table:table-cell>
        </table:table-row>
        <table:table-row>
          <table:table-cell table:style-name="Table1.A1" office:value-type="string">
            <text:p text:style-name="P2">{<text:span text:style-name="T9">d.</text:span>d<text:span text:style-name="T8">ata</text:span><text:span text:style-name="T1">[i]</text:span>.actividadIngreso}</text:p>
          </table:table-cell>
          <table:table-cell table:style-name="Table1.A1" office:value-type="string">
            <text:p text:style-name="P2">{<text:span text:style-name="T9">d.</text:span>d<text:span text:style-name="T8">ata</text:span><text:span text:style-name="T1">[i]</text:span>.actividadEgreso}</text:p>
          </table:table-cell>
          <table:table-cell table:style-name="Table1.A1" office:value-type="string">
            <text:p text:style-name="P2">{<text:span text:style-name="T10">d.</text:span>d<text:span text:style-name="T8">ata</text:span><text:span text:style-name="T1">[i]</text:span>.<text:span text:style-name="T11">fecha</text:span>}</text:p>
          </table:table-cell>
          <table:table-cell table:style-name="Table1.A1" office:value-type="string">
            <text:p text:style-name="P4">{<text:span text:style-name="T10">d.</text:span>d<text:span text:style-name="T8">ata</text:span><text:span text:style-name="T1">[i]</text:span>.montoAnterior}</text:p>
          </table:table-cell>
          <table:table-cell table:style-name="Table1.A1" office:value-type="string">
            <text:p text:style-name="P4">{<text:span text:style-name="T10">d.</text:span>d<text:span text:style-name="T8">ata</text:span><text:span text:style-name="T1">[i]</text:span>.montoNuevo}</text:p>
          </table:table-cell>
          <table:table-cell table:style-name="Table1.A1" office:value-type="string">
            <text:p text:style-name="P4">{<text:span text:style-name="T10">d.</text:span>d<text:span text:style-name="T8">ata</text:span><text:span text:style-name="T1">[i]</text:span>.montoIngreso}</text:p>
          </table:table-cell>
          <table:table-cell table:style-name="Table1.A1" office:value-type="string">
            <text:p text:style-name="P2">{<text:span text:style-name="T10">d.</text:span>d<text:span text:style-name="T8">ata</text:span><text:span text:style-name="T1">[i]</text:span>.<text:span text:style-name="T12">tipo</text:span>}</text:p>
          </table:table-cell>
        </table:table-row>
        <table:table-row>
          <table:table-cell table:style-name="Table1.A1" office:value-type="string">
            <text:p text:style-name="P2">{<text:span text:style-name="T9">d.</text:span>d<text:span text:style-name="T8">ata</text:span><text:span text:style-name="T1">[i</text:span><text:span text:style-name="T6">+1</text:span><text:span text:style-name="T1">]</text:span>.actividadIngreso}</text:p>
          </table:table-cell>
          <table:table-cell table:style-name="Table1.A1" office:value-type="string">
            <text:p text:style-name="P3">{<text:span text:style-name="T9">d.</text:span>d<text:span text:style-name="T8">ata</text:span><text:span text:style-name="T1">[i</text:span><text:span text:style-name="T6">+1</text:span><text:span text:style-name="T1">]</text:span>.actividadEgreso}</text:p>
          </table:table-cell>
          <table:table-cell table:style-name="Table1.A1" office:value-type="string">
            <text:p text:style-name="P2">{<text:span text:style-name="T10">d.</text:span>d<text:span text:style-name="T8">ata</text:span><text:span text:style-name="T1">[i</text:span><text:span text:style-name="T7">+1</text:span><text:span text:style-name="T1">]</text:span>.<text:span text:style-name="T11">fecha</text:span>}</text:p>
          </table:table-cell>
          <table:table-cell table:style-name="Table1.A1" office:value-type="string">
            <text:p text:style-name="P4">{<text:span text:style-name="T10">d.</text:span>d<text:span text:style-name="T8">ata</text:span><text:span text:style-name="T1">[i</text:span><text:span text:style-name="T7">+1</text:span><text:span text:style-name="T1">]</text:span>.montoAnterior }</text:p>
          </table:table-cell>
          <table:table-cell table:style-name="Table1.A1" office:value-type="string">
            <text:p text:style-name="P4">{<text:span text:style-name="T10">d.</text:span>d<text:span text:style-name="T8">ata</text:span><text:span text:style-name="T1">[i</text:span><text:span text:style-name="T7">+1</text:span><text:span text:style-name="T1">]</text:span>.montoNuevo }</text:p>
          </table:table-cell>
          <table:table-cell table:style-name="Table1.A1" office:value-type="string">
            <text:p text:style-name="P4">{<text:span text:style-name="T10">d.</text:span>d<text:span text:style-name="T8">ata</text:span><text:span text:style-name="T1">[i</text:span><text:span text:style-name="T7">+1</text:span><text:span text:style-name="T1">]</text:span>.montoIngreso}</text:p>
          </table:table-cell>
          <table:table-cell table:style-name="Table1.A1" office:value-type="string">
            <text:p text:style-name="P2">{<text:span text:style-name="T10">d.</text:span>d<text:span text:style-name="T8">ata</text:span><text:span text:style-name="T1">[i</text:span><text:span text:style-name="T7">+1</text:span><text:span text:style-name="T1">]</text:span>.<text:span text:style-name="T12">tipo</text:span>}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5" loext:marker-style-name="T3"><text:span text:style-name="T2"/></text:p>
          </table:table-cell>
          <table:table-cell table:style-name="Table1.E4" office:value-type="string">
            <text:p text:style-name="P11">Total Ingreso</text:p>
          </table:table-cell>
          <table:table-cell table:style-name="Table1.E4" office:value-type="string">
            <text:p text:style-name="P5" loext:marker-style-name="T3"><text:span text:style-name="T2">{d.totalIngreso}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5" loext:marker-style-name="T3"><text:span text:style-name="T2"/></text:p>
          </table:table-cell>
          <table:table-cell table:style-name="Table1.A1" office:value-type="string">
            <text:p text:style-name="P11">Total <text:span text:style-name="T13">Egreso</text:span></text:p>
          </table:table-cell>
          <table:table-cell table:style-name="Table1.A1" office:value-type="string">
            <text:p text:style-name="P5" loext:marker-style-name="T3"><text:span text:style-name="T2">{d.totalEgreso}</text:span></text:p>
          </table:table-cell>
          <table:table-cell table:style-name="Table1.A1" office:value-type="string">
            <text:p text:style-name="P1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0-25T21:34:29.342240264</dc:date>
    <meta:editing-duration>PT1H38M41S</meta:editing-duration>
    <meta:editing-cycles>55</meta:editing-cycles>
    <meta:document-statistic meta:table-count="1" meta:image-count="0" meta:object-count="0" meta:page-count="1" meta:paragraph-count="26" meta:word-count="41" meta:character-count="515" meta:non-whitespace-character-count="500"/>
  </office:meta>
</office:document-meta>
</file>